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ing-output" table:style-name="ta1">
        <table:shapes>
          <draw:frame draw:z-index="0" draw:style-name="gr1" draw:text-style-name="P1" svg:width="329.39mm" svg:height="184.7mm" svg:x="89.37mm" svg:y="9.83mm">
            <draw:object draw:notify-on-update-of-ranges="'training-output'.A1:'training-output'.A1 'training-output'.A2:'training-output'.A109 'training-output'.B1:'training-output'.B1 'training-output'.B2:'training-output'.B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PREVISÃO</text:p>
          </table:table-cell>
        </table:table-row>
        <table:table-row table:style-name="ro1">
          <table:table-cell office:value-type="float" office:value="0.0133551238104701" calcext:value-type="float">
            <text:p>0.01335512381047</text:p>
          </table:table-cell>
          <table:table-cell office:value-type="float" office:value="0.0288724172860384" calcext:value-type="float">
            <text:p>0.028872417286038</text:p>
          </table:table-cell>
        </table:table-row>
        <table:table-row table:style-name="ro1">
          <table:table-cell office:value-type="float" office:value="0.0233148783445358" calcext:value-type="float">
            <text:p>0.023314878344536</text:p>
          </table:table-cell>
          <table:table-cell office:value-type="float" office:value="0.0622011907398701" calcext:value-type="float">
            <text:p>0.06220119073987</text:p>
          </table:table-cell>
        </table:table-row>
        <table:table-row table:style-name="ro1">
          <table:table-cell office:value-type="float" office:value="0.0531941391527653" calcext:value-type="float">
            <text:p>0.053194139152765</text:p>
          </table:table-cell>
          <table:table-cell office:value-type="float" office:value="0.039832815527916" calcext:value-type="float">
            <text:p>0.039832815527916</text:p>
          </table:table-cell>
        </table:table-row>
        <table:table-row table:style-name="ro1">
          <table:table-cell office:value-type="float" office:value="0.0590794458985329" calcext:value-type="float">
            <text:p>0.059079445898533</text:p>
          </table:table-cell>
          <table:table-cell office:value-type="float" office:value="0.0564651675522327" calcext:value-type="float">
            <text:p>0.056465167552233</text:p>
          </table:table-cell>
        </table:table-row>
        <table:table-row table:style-name="ro1">
          <table:table-cell office:value-type="float" office:value="0.0540995709598064" calcext:value-type="float">
            <text:p>0.054099570959807</text:p>
          </table:table-cell>
          <table:table-cell office:value-type="float" office:value="0.0375680103898048" calcext:value-type="float">
            <text:p>0.037568010389805</text:p>
          </table:table-cell>
        </table:table-row>
        <table:table-row table:style-name="ro1">
          <table:table-cell office:value-type="float" office:value="0.0237675942480564" calcext:value-type="float">
            <text:p>0.023767594248056</text:p>
          </table:table-cell>
          <table:table-cell office:value-type="float" office:value="0.0545035824179649" calcext:value-type="float">
            <text:p>0.054503582417965</text:p>
          </table:table-cell>
        </table:table-row>
        <table:table-row table:style-name="ro1">
          <table:table-cell office:value-type="float" office:value="0.010638827458024" calcext:value-type="float">
            <text:p>0.010638827458024</text:p>
          </table:table-cell>
          <table:table-cell office:value-type="float" office:value="0.00382429757155478" calcext:value-type="float">
            <text:p>0.003824297571555</text:p>
          </table:table-cell>
        </table:table-row>
        <table:table-row table:style-name="ro1">
          <table:table-cell office:value-type="float" office:value="0.0033953704405576" calcext:value-type="float">
            <text:p>0.003395370440558</text:p>
          </table:table-cell>
          <table:table-cell office:value-type="float" office:value="0.000264027679804713" calcext:value-type="float">
            <text:p>0.000264027679805</text:p>
          </table:table-cell>
        </table:table-row>
        <table:table-row table:style-name="ro1">
          <table:table-cell office:value-type="float" office:value="0.0033953704405576" calcext:value-type="float">
            <text:p>0.003395370440558</text:p>
          </table:table-cell>
          <table:table-cell office:value-type="float" office:value="-0.00385975884273648" calcext:value-type="float">
            <text:p>-0.003859758842736</text:p>
          </table:table-cell>
        </table:table-row>
        <table:table-row table:style-name="ro1">
          <table:table-cell office:value-type="float" office:value="0.0067907408811152" calcext:value-type="float">
            <text:p>0.006790740881115</text:p>
          </table:table-cell>
          <table:table-cell office:value-type="float" office:value="0.0316435359418392" calcext:value-type="float">
            <text:p>0.031643535941839</text:p>
          </table:table-cell>
        </table:table-row>
        <table:table-row table:style-name="ro1">
          <table:table-cell office:value-type="float" office:value="0.0321428403258324" calcext:value-type="float">
            <text:p>0.032142840325832</text:p>
          </table:table-cell>
          <table:table-cell office:value-type="float" office:value="0.0097077451646328" calcext:value-type="float">
            <text:p>0.009707745164633</text:p>
          </table:table-cell>
        </table:table-row>
        <table:table-row table:style-name="ro1">
          <table:table-cell office:value-type="float" office:value="0.0577212981879711" calcext:value-type="float">
            <text:p>0.057721298187971</text:p>
          </table:table-cell>
          <table:table-cell office:value-type="float" office:value="0.0272127818316221" calcext:value-type="float">
            <text:p>0.027212781831622</text:p>
          </table:table-cell>
        </table:table-row>
        <table:table-row table:style-name="ro1">
          <table:table-cell office:value-type="float" office:value="0.241330593824387" calcext:value-type="float">
            <text:p>0.241330593824387</text:p>
          </table:table-cell>
          <table:table-cell office:value-type="float" office:value="0.100213952362537" calcext:value-type="float">
            <text:p>0.100213952362537</text:p>
          </table:table-cell>
        </table:table-row>
        <table:table-row table:style-name="ro1">
          <table:table-cell office:value-type="float" office:value="0.41875484585762" calcext:value-type="float">
            <text:p>0.41875484585762</text:p>
          </table:table-cell>
          <table:table-cell office:value-type="float" office:value="0.292710423469543" calcext:value-type="float">
            <text:p>0.292710423469543</text:p>
          </table:table-cell>
        </table:table-row>
        <table:table-row table:style-name="ro1">
          <table:table-cell office:value-type="float" office:value="0.415111064910889" calcext:value-type="float">
            <text:p>0.415111064910889</text:p>
          </table:table-cell>
          <table:table-cell office:value-type="float" office:value="0.407520353794098" calcext:value-type="float">
            <text:p>0.407520353794098</text:p>
          </table:table-cell>
        </table:table-row>
        <table:table-row table:style-name="ro1">
          <table:table-cell office:value-type="float" office:value="0.194521993398666" calcext:value-type="float">
            <text:p>0.194521993398666</text:p>
          </table:table-cell>
          <table:table-cell office:value-type="float" office:value="0.272345811128616" calcext:value-type="float">
            <text:p>0.272345811128616</text:p>
          </table:table-cell>
        </table:table-row>
        <table:table-row table:style-name="ro1">
          <table:table-cell office:value-type="float" office:value="0.107631765305996" calcext:value-type="float">
            <text:p>0.107631765305996</text:p>
          </table:table-cell>
          <table:table-cell office:value-type="float" office:value="0.0365173406898975" calcext:value-type="float">
            <text:p>0.036517340689898</text:p>
          </table:table-cell>
        </table:table-row>
        <table:table-row table:style-name="ro1">
          <table:table-cell office:value-type="float" office:value="0.0420436598360539" calcext:value-type="float">
            <text:p>0.042043659836054</text:p>
          </table:table-cell>
          <table:table-cell office:value-type="float" office:value="0.0301078855991364" calcext:value-type="float">
            <text:p>0.030107885599136</text:p>
          </table:table-cell>
        </table:table-row>
        <table:table-row table:style-name="ro1">
          <table:table-cell office:value-type="float" office:value="0.0112116420641541" calcext:value-type="float">
            <text:p>0.011211642064154</text:p>
          </table:table-cell>
          <table:table-cell office:value-type="float" office:value="0.000543642323464155" calcext:value-type="float">
            <text:p>0.000543642323464</text:p>
          </table:table-cell>
        </table:table-row>
        <table:table-row table:style-name="ro1">
          <table:table-cell office:value-type="float" office:value="0.0022423283662647" calcext:value-type="float">
            <text:p>0.002242328366265</text:p>
          </table:table-cell>
          <table:table-cell office:value-type="float" office:value="-0.00664594443514943" calcext:value-type="float">
            <text:p>-0.006645944435149</text:p>
          </table:table-cell>
        </table:table-row>
        <table:table-row table:style-name="ro1">
          <table:table-cell office:value-type="float" office:value="0.00252261944115162" calcext:value-type="float">
            <text:p>0.002522619441152</text:p>
          </table:table-cell>
          <table:table-cell office:value-type="float" office:value="-0.00311208958737552" calcext:value-type="float">
            <text:p>-0.003112089587376</text:p>
          </table:table-cell>
        </table:table-row>
        <table:table-row table:style-name="ro1">
          <table:table-cell office:value-type="float" office:value="0.0114919329062104" calcext:value-type="float">
            <text:p>0.011491932906211</text:p>
          </table:table-cell>
          <table:table-cell office:value-type="float" office:value="0.00457386439666152" calcext:value-type="float">
            <text:p>0.004573864396662</text:p>
          </table:table-cell>
        </table:table-row>
        <table:table-row table:style-name="ro1">
          <table:table-cell office:value-type="float" office:value="0.0176583360880613" calcext:value-type="float">
            <text:p>0.017658336088061</text:p>
          </table:table-cell>
          <table:table-cell office:value-type="float" office:value="0.00640054931864142" calcext:value-type="float">
            <text:p>0.006400549318641</text:p>
          </table:table-cell>
        </table:table-row>
        <table:table-row table:style-name="ro1">
          <table:table-cell office:value-type="float" office:value="0.0190597921609879" calcext:value-type="float">
            <text:p>0.019059792160988</text:p>
          </table:table-cell>
          <table:table-cell office:value-type="float" office:value="0.00147381494753063" calcext:value-type="float">
            <text:p>0.001473814947531</text:p>
          </table:table-cell>
        </table:table-row>
        <table:table-row table:style-name="ro1">
          <table:table-cell office:value-type="float" office:value="0.149991855025291" calcext:value-type="float">
            <text:p>0.149991855025291</text:p>
          </table:table-cell>
          <table:table-cell office:value-type="float" office:value="0.0587046630680561" calcext:value-type="float">
            <text:p>0.058704663068056</text:p>
          </table:table-cell>
        </table:table-row>
        <table:table-row table:style-name="ro1">
          <table:table-cell office:value-type="float" office:value="0.161404266953468" calcext:value-type="float">
            <text:p>0.161404266953468</text:p>
          </table:table-cell>
          <table:table-cell office:value-type="float" office:value="0.180057689547539" calcext:value-type="float">
            <text:p>0.180057689547539</text:p>
          </table:table-cell>
        </table:table-row>
        <table:table-row table:style-name="ro1">
          <table:table-cell office:value-type="float" office:value="0.122004240751266" calcext:value-type="float">
            <text:p>0.122004240751266</text:p>
          </table:table-cell>
          <table:table-cell office:value-type="float" office:value="0.150985434651375" calcext:value-type="float">
            <text:p>0.150985434651375</text:p>
          </table:table-cell>
        </table:table-row>
        <table:table-row table:style-name="ro1">
          <table:table-cell office:value-type="float" office:value="0.106787674129009" calcext:value-type="float">
            <text:p>0.106787674129009</text:p>
          </table:table-cell>
          <table:table-cell office:value-type="float" office:value="0.0893643200397492" calcext:value-type="float">
            <text:p>0.089364320039749</text:p>
          </table:table-cell>
        </table:table-row>
        <table:table-row table:style-name="ro1">
          <table:table-cell office:value-type="float" office:value="0.076082818210125" calcext:value-type="float">
            <text:p>0.076082818210125</text:p>
          </table:table-cell>
          <table:table-cell office:value-type="float" office:value="0.095299482345581" calcext:value-type="float">
            <text:p>0.095299482345581</text:p>
          </table:table-cell>
        </table:table-row>
        <table:table-row table:style-name="ro1">
          <table:table-cell office:value-type="float" office:value="0.0350524410605431" calcext:value-type="float">
            <text:p>0.035052441060543</text:p>
          </table:table-cell>
          <table:table-cell office:value-type="float" office:value="0.0345180481672287" calcext:value-type="float">
            <text:p>0.034518048167229</text:p>
          </table:table-cell>
        </table:table-row>
        <table:table-row table:style-name="ro1">
          <table:table-cell office:value-type="float" office:value="0.00679310923442245" calcext:value-type="float">
            <text:p>0.006793109234422</text:p>
          </table:table-cell>
          <table:table-cell office:value-type="float" office:value="0.00313526764512062" calcext:value-type="float">
            <text:p>0.003135267645121</text:p>
          </table:table-cell>
        </table:table-row>
        <table:table-row table:style-name="ro1">
          <table:table-cell office:value-type="float" office:value="0.00516276294365525" calcext:value-type="float">
            <text:p>0.005162762943655</text:p>
          </table:table-cell>
          <table:table-cell office:value-type="float" office:value="-0.00766807002946734" calcext:value-type="float">
            <text:p>-0.007668070029467</text:p>
          </table:table-cell>
        </table:table-row>
        <table:table-row table:style-name="ro1">
          <table:table-cell office:value-type="float" office:value="0.00597793608903885" calcext:value-type="float">
            <text:p>0.005977936089039</text:p>
          </table:table-cell>
          <table:table-cell office:value-type="float" office:value="-0.00183590175583959" calcext:value-type="float">
            <text:p>-0.00183590175584</text:p>
          </table:table-cell>
        </table:table-row>
        <table:table-row table:style-name="ro1">
          <table:table-cell office:value-type="float" office:value="0.0103255258873105" calcext:value-type="float">
            <text:p>0.010325525887311</text:p>
          </table:table-cell>
          <table:table-cell office:value-type="float" office:value="-0.00658203568309546" calcext:value-type="float">
            <text:p>-0.006582035683095</text:p>
          </table:table-cell>
        </table:table-row>
        <table:table-row table:style-name="ro1">
          <table:table-cell office:value-type="float" office:value="0.0105972504243255" calcext:value-type="float">
            <text:p>0.010597250424326</text:p>
          </table:table-cell>
          <table:table-cell office:value-type="float" office:value="0.00854318961501122" calcext:value-type="float">
            <text:p>0.008543189615011</text:p>
          </table:table-cell>
        </table:table-row>
        <table:table-row table:style-name="ro1">
          <table:table-cell office:value-type="float" office:value="0.0105972504243255" calcext:value-type="float">
            <text:p>0.010597250424326</text:p>
          </table:table-cell>
          <table:table-cell office:value-type="float" office:value="-0.0192888025194407" calcext:value-type="float">
            <text:p>-0.019288802519441</text:p>
          </table:table-cell>
        </table:table-row>
        <table:table-row table:style-name="ro1">
          <table:table-cell office:value-type="float" office:value="0.0201436560600996" calcext:value-type="float">
            <text:p>0.0201436560601</text:p>
          </table:table-cell>
          <table:table-cell office:value-type="float" office:value="0.0396992266178131" calcext:value-type="float">
            <text:p>0.039699226617813</text:p>
          </table:table-cell>
        </table:table-row>
        <table:table-row table:style-name="ro1">
          <table:table-cell office:value-type="float" office:value="0.0182883199304342" calcext:value-type="float">
            <text:p>0.018288319930434</text:p>
          </table:table-cell>
          <table:table-cell office:value-type="float" office:value="0.0573315769433975" calcext:value-type="float">
            <text:p>0.057331576943398</text:p>
          </table:table-cell>
        </table:table-row>
        <table:table-row table:style-name="ro1">
          <table:table-cell office:value-type="float" office:value="0.0320708192884922" calcext:value-type="float">
            <text:p>0.032070819288492</text:p>
          </table:table-cell>
          <table:table-cell office:value-type="float" office:value="0.022234782576561" calcext:value-type="float">
            <text:p>0.022234782576561</text:p>
          </table:table-cell>
        </table:table-row>
        <table:table-row table:style-name="ro1">
          <table:table-cell office:value-type="float" office:value="0.0349863506853581" calcext:value-type="float">
            <text:p>0.034986350685358</text:p>
          </table:table-cell>
          <table:table-cell office:value-type="float" office:value="0.046462494879961" calcext:value-type="float">
            <text:p>0.046462494879961</text:p>
          </table:table-cell>
        </table:table-row>
        <table:table-row table:style-name="ro1">
          <table:table-cell office:value-type="float" office:value="0.0442630350589752" calcext:value-type="float">
            <text:p>0.044263035058975</text:p>
          </table:table-cell>
          <table:table-cell office:value-type="float" office:value="0.0356392972171307" calcext:value-type="float">
            <text:p>0.035639297217131</text:p>
          </table:table-cell>
        </table:table-row>
        <table:table-row table:style-name="ro1">
          <table:table-cell office:value-type="float" office:value="0.047973707318306" calcext:value-type="float">
            <text:p>0.047973707318306</text:p>
          </table:table-cell>
          <table:table-cell office:value-type="float" office:value="0.0294995494186878" calcext:value-type="float">
            <text:p>0.029499549418688</text:p>
          </table:table-cell>
        </table:table-row>
        <table:table-row table:style-name="ro1">
          <table:table-cell office:value-type="float" office:value="0.0331310145556927" calcext:value-type="float">
            <text:p>0.033131014555693</text:p>
          </table:table-cell>
          <table:table-cell office:value-type="float" office:value="0.0316165164113045" calcext:value-type="float">
            <text:p>0.031616516411305</text:p>
          </table:table-cell>
        </table:table-row>
        <table:table-row table:style-name="ro1">
          <table:table-cell office:value-type="float" office:value="0.0227941367775202" calcext:value-type="float">
            <text:p>0.02279413677752</text:p>
          </table:table-cell>
          <table:table-cell office:value-type="float" office:value="0.00743292737752199" calcext:value-type="float">
            <text:p>0.007432927377522</text:p>
          </table:table-cell>
        </table:table-row>
        <table:table-row table:style-name="ro1">
          <table:table-cell office:value-type="float" office:value="0.02173394523561" calcext:value-type="float">
            <text:p>0.02173394523561</text:p>
          </table:table-cell>
          <table:table-cell office:value-type="float" office:value="0.000790191523265094" calcext:value-type="float">
            <text:p>0.000790191523265</text:p>
          </table:table-cell>
        </table:table-row>
        <table:table-row table:style-name="ro1">
          <table:table-cell office:value-type="float" office:value="0.0116621162742376" calcext:value-type="float">
            <text:p>0.011662116274238</text:p>
          </table:table-cell>
          <table:table-cell office:value-type="float" office:value="0.0119431577622891" calcext:value-type="float">
            <text:p>0.011943157762289</text:p>
          </table:table-cell>
        </table:table-row>
        <table:table-row table:style-name="ro1">
          <table:table-cell office:value-type="float" office:value="0.0379018783569336" calcext:value-type="float">
            <text:p>0.037901878356934</text:p>
          </table:table-cell>
          <table:table-cell office:value-type="float" office:value="-0.00742001086473465" calcext:value-type="float">
            <text:p>-0.007420010864735</text:p>
          </table:table-cell>
        </table:table-row>
        <table:table-row table:style-name="ro1">
          <table:table-cell office:value-type="float" office:value="0.0620212554931641" calcext:value-type="float">
            <text:p>0.062021255493164</text:p>
          </table:table-cell>
          <table:table-cell office:value-type="float" office:value="0.0267036557197571" calcext:value-type="float">
            <text:p>0.026703655719757</text:p>
          </table:table-cell>
        </table:table-row>
        <table:table-row table:style-name="ro1">
          <table:table-cell office:value-type="float" office:value="0.0935041978955269" calcext:value-type="float">
            <text:p>0.093504197895527</text:p>
          </table:table-cell>
          <table:table-cell office:value-type="float" office:value="0.0931642279028893" calcext:value-type="float">
            <text:p>0.093164227902889</text:p>
          </table:table-cell>
        </table:table-row>
        <table:table-row table:style-name="ro1">
          <table:table-cell office:value-type="float" office:value="0.0965699106454849" calcext:value-type="float">
            <text:p>0.096569910645485</text:p>
          </table:table-cell>
          <table:table-cell office:value-type="float" office:value="0.110094204545021" calcext:value-type="float">
            <text:p>0.110094204545021</text:p>
          </table:table-cell>
        </table:table-row>
        <table:table-row table:style-name="ro1">
          <table:table-cell office:value-type="float" office:value="0.11693499237299" calcext:value-type="float">
            <text:p>0.11693499237299</text:p>
          </table:table-cell>
          <table:table-cell office:value-type="float" office:value="0.107502117753029" calcext:value-type="float">
            <text:p>0.107502117753029</text:p>
          </table:table-cell>
        </table:table-row>
        <table:table-row table:style-name="ro1">
          <table:table-cell office:value-type="float" office:value="0.114088259637356" calcext:value-type="float">
            <text:p>0.114088259637356</text:p>
          </table:table-cell>
          <table:table-cell office:value-type="float" office:value="0.121248081326485" calcext:value-type="float">
            <text:p>0.121248081326485</text:p>
          </table:table-cell>
        </table:table-row>
        <table:table-row table:style-name="ro1">
          <table:table-cell office:value-type="float" office:value="0.088686652481556" calcext:value-type="float">
            <text:p>0.088686652481556</text:p>
          </table:table-cell>
          <table:table-cell office:value-type="float" office:value="0.0790519565343857" calcext:value-type="float">
            <text:p>0.079051956534386</text:p>
          </table:table-cell>
        </table:table-row>
        <table:table-row table:style-name="ro1">
          <table:table-cell office:value-type="float" office:value="0.0405111871659756" calcext:value-type="float">
            <text:p>0.040511187165976</text:p>
          </table:table-cell>
          <table:table-cell office:value-type="float" office:value="0.0395259335637093" calcext:value-type="float">
            <text:p>0.039525933563709</text:p>
          </table:table-cell>
        </table:table-row>
        <table:table-row table:style-name="ro1">
          <table:table-cell office:value-type="float" office:value="0.0129197835922241" calcext:value-type="float">
            <text:p>0.012919783592224</text:p>
          </table:table-cell>
          <table:table-cell office:value-type="float" office:value="0.00289837922900915" calcext:value-type="float">
            <text:p>0.002898379229009</text:p>
          </table:table-cell>
        </table:table-row>
        <table:table-row table:style-name="ro1">
          <table:table-cell office:value-type="float" office:value="0.00503652589395642" calcext:value-type="float">
            <text:p>0.005036525893956</text:p>
          </table:table-cell>
          <table:table-cell office:value-type="float" office:value="-0.00369381834752858" calcext:value-type="float">
            <text:p>-0.003693818347529</text:p>
          </table:table-cell>
        </table:table-row>
        <table:table-row table:style-name="ro1">
          <table:table-cell office:value-type="float" office:value="0.00153285567648709" calcext:value-type="float">
            <text:p>0.001532855676487</text:p>
          </table:table-cell>
          <table:table-cell office:value-type="float" office:value="-0.00342731410637498" calcext:value-type="float">
            <text:p>-0.003427314106375</text:p>
          </table:table-cell>
        </table:table-row>
        <table:table-row table:style-name="ro1">
          <table:table-cell office:value-type="float" office:value="0.00372264953330159" calcext:value-type="float">
            <text:p>0.003722649533302</text:p>
          </table:table-cell>
          <table:table-cell office:value-type="float" office:value="-0.00519174197688699" calcext:value-type="float">
            <text:p>-0.005191741976887</text:p>
          </table:table-cell>
        </table:table-row>
        <table:table-row table:style-name="ro1">
          <table:table-cell office:value-type="float" office:value="0.0162044744938612" calcext:value-type="float">
            <text:p>0.016204474493861</text:p>
          </table:table-cell>
          <table:table-cell office:value-type="float" office:value="0.0213546399027109" calcext:value-type="float">
            <text:p>0.021354639902711</text:p>
          </table:table-cell>
        </table:table-row>
        <table:table-row table:style-name="ro1">
          <table:table-cell office:value-type="float" office:value="0.0155475363135338" calcext:value-type="float">
            <text:p>0.015547536313534</text:p>
          </table:table-cell>
          <table:table-cell office:value-type="float" office:value="0.00426461128517985" calcext:value-type="float">
            <text:p>0.00426461128518</text:p>
          </table:table-cell>
        </table:table-row>
        <table:table-row table:style-name="ro1">
          <table:table-cell office:value-type="float" office:value="0.0590695068240166" calcext:value-type="float">
            <text:p>0.059069506824017</text:p>
          </table:table-cell>
          <table:table-cell office:value-type="float" office:value="0.0511302724480629" calcext:value-type="float">
            <text:p>0.051130272448063</text:p>
          </table:table-cell>
        </table:table-row>
        <table:table-row table:style-name="ro1">
          <table:table-cell office:value-type="float" office:value="0.0592819862067699" calcext:value-type="float">
            <text:p>0.05928198620677</text:p>
          </table:table-cell>
          <table:table-cell office:value-type="float" office:value="0.0788139402866364" calcext:value-type="float">
            <text:p>0.078813940286636</text:p>
          </table:table-cell>
        </table:table-row>
        <table:table-row table:style-name="ro1">
          <table:table-cell office:value-type="float" office:value="0.0947661846876144" calcext:value-type="float">
            <text:p>0.094766184687615</text:p>
          </table:table-cell>
          <table:table-cell office:value-type="float" office:value="0.0524106472730637" calcext:value-type="float">
            <text:p>0.052410647273064</text:p>
          </table:table-cell>
        </table:table-row>
        <table:table-row table:style-name="ro1">
          <table:table-cell office:value-type="float" office:value="0.110277242958546" calcext:value-type="float">
            <text:p>0.110277242958546</text:p>
          </table:table-cell>
          <table:table-cell office:value-type="float" office:value="0.0973347425460815" calcext:value-type="float">
            <text:p>0.097334742546082</text:p>
          </table:table-cell>
        </table:table-row>
        <table:table-row table:style-name="ro1">
          <table:table-cell office:value-type="float" office:value="0.230541065335274" calcext:value-type="float">
            <text:p>0.230541065335274</text:p>
          </table:table-cell>
          <table:table-cell office:value-type="float" office:value="0.115021236240864" calcext:value-type="float">
            <text:p>0.115021236240864</text:p>
          </table:table-cell>
        </table:table-row>
        <table:table-row table:style-name="ro1">
          <table:table-cell office:value-type="float" office:value="0.195694297552109" calcext:value-type="float">
            <text:p>0.195694297552109</text:p>
          </table:table-cell>
          <table:table-cell office:value-type="float" office:value="0.170004174113274" calcext:value-type="float">
            <text:p>0.170004174113274</text:p>
          </table:table-cell>
        </table:table-row>
        <table:table-row table:style-name="ro1">
          <table:table-cell office:value-type="float" office:value="0.102627955377102" calcext:value-type="float">
            <text:p>0.102627955377102</text:p>
          </table:table-cell>
          <table:table-cell office:value-type="float" office:value="0.0888256803154946" calcext:value-type="float">
            <text:p>0.088825680315495</text:p>
          </table:table-cell>
        </table:table-row>
        <table:table-row table:style-name="ro1">
          <table:table-cell office:value-type="float" office:value="0.0684186369180679" calcext:value-type="float">
            <text:p>0.068418636918068</text:p>
          </table:table-cell>
          <table:table-cell office:value-type="float" office:value="0.0172202400863171" calcext:value-type="float">
            <text:p>0.017220240086317</text:p>
          </table:table-cell>
        </table:table-row>
        <table:table-row table:style-name="ro1">
          <table:table-cell office:value-type="float" office:value="0.0599194280803204" calcext:value-type="float">
            <text:p>0.05991942808032</text:p>
          </table:table-cell>
          <table:table-cell office:value-type="float" office:value="0.0159092675894499" calcext:value-type="float">
            <text:p>0.01590926758945</text:p>
          </table:table-cell>
        </table:table-row>
        <table:table-row table:style-name="ro1">
          <table:table-cell office:value-type="float" office:value="0.0388838835060596" calcext:value-type="float">
            <text:p>0.03888388350606</text:p>
          </table:table-cell>
          <table:table-cell office:value-type="float" office:value="0.0190324354916811" calcext:value-type="float">
            <text:p>0.019032435491681</text:p>
          </table:table-cell>
        </table:table-row>
        <table:table-row table:style-name="ro1">
          <table:table-cell office:value-type="float" office:value="0.0350592397153378" calcext:value-type="float">
            <text:p>0.035059239715338</text:p>
          </table:table-cell>
          <table:table-cell office:value-type="float" office:value="0.0327243953943253" calcext:value-type="float">
            <text:p>0.032724395394325</text:p>
          </table:table-cell>
        </table:table-row>
        <table:table-row table:style-name="ro1">
          <table:table-cell office:value-type="float" office:value="0.0118988938629627" calcext:value-type="float">
            <text:p>0.011898893862963</text:p>
          </table:table-cell>
          <table:table-cell office:value-type="float" office:value="-0.0033151286188513" calcext:value-type="float">
            <text:p>-0.003315128618851</text:p>
          </table:table-cell>
        </table:table-row>
        <table:table-row table:style-name="ro1">
          <table:table-cell office:value-type="float" office:value="0.146032139658928" calcext:value-type="float">
            <text:p>0.146032139658928</text:p>
          </table:table-cell>
          <table:table-cell office:value-type="float" office:value="0.0374898239970207" calcext:value-type="float">
            <text:p>0.037489823997021</text:p>
          </table:table-cell>
        </table:table-row>
        <table:table-row table:style-name="ro1">
          <table:table-cell office:value-type="float" office:value="0.207378029823303" calcext:value-type="float">
            <text:p>0.207378029823303</text:p>
          </table:table-cell>
          <table:table-cell office:value-type="float" office:value="0.176186203956604" calcext:value-type="float">
            <text:p>0.176186203956604</text:p>
          </table:table-cell>
        </table:table-row>
        <table:table-row table:style-name="ro1">
          <table:table-cell office:value-type="float" office:value="0.20510596036911" calcext:value-type="float">
            <text:p>0.20510596036911</text:p>
          </table:table-cell>
          <table:table-cell office:value-type="float" office:value="0.20025908946991" calcext:value-type="float">
            <text:p>0.20025908946991</text:p>
          </table:table-cell>
        </table:table-row>
        <table:table-row table:style-name="ro1">
          <table:table-cell office:value-type="float" office:value="0.161730080842972" calcext:value-type="float">
            <text:p>0.161730080842972</text:p>
          </table:table-cell>
          <table:table-cell office:value-type="float" office:value="0.139395520091057" calcext:value-type="float">
            <text:p>0.139395520091057</text:p>
          </table:table-cell>
        </table:table-row>
        <table:table-row table:style-name="ro1">
          <table:table-cell office:value-type="float" office:value="0.117734536528587" calcext:value-type="float">
            <text:p>0.117734536528587</text:p>
          </table:table-cell>
          <table:table-cell office:value-type="float" office:value="0.0900895595550537" calcext:value-type="float">
            <text:p>0.090089559555054</text:p>
          </table:table-cell>
        </table:table-row>
        <table:table-row table:style-name="ro1">
          <table:table-cell office:value-type="float" office:value="0.0514314025640488" calcext:value-type="float">
            <text:p>0.051431402564049</text:p>
          </table:table-cell>
          <table:table-cell office:value-type="float" office:value="0.058410044759512" calcext:value-type="float">
            <text:p>0.058410044759512</text:p>
          </table:table-cell>
        </table:table-row>
        <table:table-row table:style-name="ro1">
          <table:table-cell office:value-type="float" office:value="0.0287107042968273" calcext:value-type="float">
            <text:p>0.028710704296827</text:p>
          </table:table-cell>
          <table:table-cell office:value-type="float" office:value="0.000972799782175571" calcext:value-type="float">
            <text:p>0.000972799782176</text:p>
          </table:table-cell>
        </table:table-row>
        <table:table-row table:style-name="ro1">
          <table:table-cell office:value-type="float" office:value="0.0156979393213987" calcext:value-type="float">
            <text:p>0.015697939321399</text:p>
          </table:table-cell>
          <table:table-cell office:value-type="float" office:value="0.00472027715295553" calcext:value-type="float">
            <text:p>0.004720277152956</text:p>
          </table:table-cell>
        </table:table-row>
        <table:table-row table:style-name="ro1">
          <table:table-cell office:value-type="float" office:value="0.00846862513571978" calcext:value-type="float">
            <text:p>0.00846862513572</text:p>
          </table:table-cell>
          <table:table-cell office:value-type="float" office:value="0.0020277623552829" calcext:value-type="float">
            <text:p>0.002027762355283</text:p>
          </table:table-cell>
        </table:table-row>
        <table:table-row table:style-name="ro1">
          <table:table-cell office:value-type="float" office:value="0.0187962166965008" calcext:value-type="float">
            <text:p>0.018796216696501</text:p>
          </table:table-cell>
          <table:table-cell office:value-type="float" office:value="-0.00884144380688667" calcext:value-type="float">
            <text:p>-0.008841443806887</text:p>
          </table:table-cell>
        </table:table-row>
        <table:table-row table:style-name="ro1">
          <table:table-cell office:value-type="float" office:value="0.0231338050216436" calcext:value-type="float">
            <text:p>0.023133805021644</text:p>
          </table:table-cell>
          <table:table-cell office:value-type="float" office:value="-0.000957288546487689" calcext:value-type="float">
            <text:p>-0.000957288546488</text:p>
          </table:table-cell>
        </table:table-row>
        <table:table-row table:style-name="ro1">
          <table:table-cell office:value-type="float" office:value="0.0311893261969089" calcext:value-type="float">
            <text:p>0.031189326196909</text:p>
          </table:table-cell>
          <table:table-cell office:value-type="float" office:value="0.0028033999260515" calcext:value-type="float">
            <text:p>0.002803399926052</text:p>
          </table:table-cell>
        </table:table-row>
        <table:table-row table:style-name="ro1">
          <table:table-cell office:value-type="float" office:value="0.0579673051834107" calcext:value-type="float">
            <text:p>0.057967305183411</text:p>
          </table:table-cell>
          <table:table-cell office:value-type="float" office:value="0.0745537579059601" calcext:value-type="float">
            <text:p>0.07455375790596</text:p>
          </table:table-cell>
        </table:table-row>
        <table:table-row table:style-name="ro1">
          <table:table-cell office:value-type="float" office:value="0.10488399118185" calcext:value-type="float">
            <text:p>0.10488399118185</text:p>
          </table:table-cell>
          <table:table-cell office:value-type="float" office:value="0.08778365701437" calcext:value-type="float">
            <text:p>0.08778365701437</text:p>
          </table:table-cell>
        </table:table-row>
        <table:table-row table:style-name="ro1">
          <table:table-cell office:value-type="float" office:value="0.123301692306995" calcext:value-type="float">
            <text:p>0.123301692306995</text:p>
          </table:table-cell>
          <table:table-cell office:value-type="float" office:value="0.126962900161743" calcext:value-type="float">
            <text:p>0.126962900161743</text:p>
          </table:table-cell>
        </table:table-row>
        <table:table-row table:style-name="ro1">
          <table:table-cell office:value-type="float" office:value="0.13532167673111" calcext:value-type="float">
            <text:p>0.13532167673111</text:p>
          </table:table-cell>
          <table:table-cell office:value-type="float" office:value="0.124846465885639" calcext:value-type="float">
            <text:p>0.124846465885639</text:p>
          </table:table-cell>
        </table:table-row>
        <table:table-row table:style-name="ro1">
          <table:table-cell office:value-type="float" office:value="0.0835582241415978" calcext:value-type="float">
            <text:p>0.083558224141598</text:p>
          </table:table-cell>
          <table:table-cell office:value-type="float" office:value="0.100649110972881" calcext:value-type="float">
            <text:p>0.100649110972881</text:p>
          </table:table-cell>
        </table:table-row>
        <table:table-row table:style-name="ro1">
          <table:table-cell office:value-type="float" office:value="0.0432331413030625" calcext:value-type="float">
            <text:p>0.043233141303063</text:p>
          </table:table-cell>
          <table:table-cell office:value-type="float" office:value="0.0267338193953037" calcext:value-type="float">
            <text:p>0.026733819395304</text:p>
          </table:table-cell>
        </table:table-row>
        <table:table-row table:style-name="ro1">
          <table:table-cell office:value-type="float" office:value="0.0137648116797209" calcext:value-type="float">
            <text:p>0.013764811679721</text:p>
          </table:table-cell>
          <table:table-cell office:value-type="float" office:value="0.00734530668705702" calcext:value-type="float">
            <text:p>0.007345306687057</text:p>
          </table:table-cell>
        </table:table-row>
        <table:table-row table:style-name="ro1">
          <table:table-cell office:value-type="float" office:value="0.012989329174161" calcext:value-type="float">
            <text:p>0.012989329174161</text:p>
          </table:table-cell>
          <table:table-cell office:value-type="float" office:value="-0.00963736791163683" calcext:value-type="float">
            <text:p>-0.009637367911637</text:p>
          </table:table-cell>
        </table:table-row>
        <table:table-row table:style-name="ro1">
          <table:table-cell office:value-type="float" office:value="0.00969352945685387" calcext:value-type="float">
            <text:p>0.009693529456854</text:p>
          </table:table-cell>
          <table:table-cell office:value-type="float" office:value="-0.00167794188018888" calcext:value-type="float">
            <text:p>-0.001677941880189</text:p>
          </table:table-cell>
        </table:table-row>
        <table:table-row table:style-name="ro1">
          <table:table-cell office:value-type="float" office:value="0.00911191757768393" calcext:value-type="float">
            <text:p>0.009111917577684</text:p>
          </table:table-cell>
          <table:table-cell office:value-type="float" office:value="-0.00891609862446785" calcext:value-type="float">
            <text:p>-0.008916098624468</text:p>
          </table:table-cell>
        </table:table-row>
        <table:table-row table:style-name="ro1">
          <table:table-cell office:value-type="float" office:value="0.0149280354380608" calcext:value-type="float">
            <text:p>0.014928035438061</text:p>
          </table:table-cell>
          <table:table-cell office:value-type="float" office:value="0.00797156430780888" calcext:value-type="float">
            <text:p>0.007971564307809</text:p>
          </table:table-cell>
        </table:table-row>
        <table:table-row table:style-name="ro1">
          <table:table-cell office:value-type="float" office:value="0.0131831998005509" calcext:value-type="float">
            <text:p>0.013183199800551</text:p>
          </table:table-cell>
          <table:table-cell office:value-type="float" office:value="0.00284755998291075" calcext:value-type="float">
            <text:p>0.002847559982911</text:p>
          </table:table-cell>
        </table:table-row>
        <table:table-row table:style-name="ro1">
          <table:table-cell office:value-type="float" office:value="0.027881495654583" calcext:value-type="float">
            <text:p>0.027881495654583</text:p>
          </table:table-cell>
          <table:table-cell office:value-type="float" office:value="0.0227210018783808" calcext:value-type="float">
            <text:p>0.022721001878381</text:p>
          </table:table-cell>
        </table:table-row>
        <table:table-row table:style-name="ro1">
          <table:table-cell office:value-type="float" office:value="0.0365473665297031" calcext:value-type="float">
            <text:p>0.036547366529703</text:p>
          </table:table-cell>
          <table:table-cell office:value-type="float" office:value="0.0560626983642578" calcext:value-type="float">
            <text:p>0.056062698364258</text:p>
          </table:table-cell>
        </table:table-row>
        <table:table-row table:style-name="ro1">
          <table:table-cell office:value-type="float" office:value="0.0295769926160574" calcext:value-type="float">
            <text:p>0.029576992616057</text:p>
          </table:table-cell>
          <table:table-cell office:value-type="float" office:value="0.0476829744875431" calcext:value-type="float">
            <text:p>0.047682974487543</text:p>
          </table:table-cell>
        </table:table-row>
        <table:table-row table:style-name="ro1">
          <table:table-cell office:value-type="float" office:value="0.0218530651181936" calcext:value-type="float">
            <text:p>0.021853065118194</text:p>
          </table:table-cell>
          <table:table-cell office:value-type="float" office:value="0.0400388613343239" calcext:value-type="float">
            <text:p>0.040038861334324</text:p>
          </table:table-cell>
        </table:table-row>
        <table:table-row table:style-name="ro1">
          <table:table-cell office:value-type="float" office:value="0.0212878994643688" calcext:value-type="float">
            <text:p>0.021287899464369</text:p>
          </table:table-cell>
          <table:table-cell office:value-type="float" office:value="0.0511791035532951" calcext:value-type="float">
            <text:p>0.051179103553295</text:p>
          </table:table-cell>
        </table:table-row>
        <table:table-row table:style-name="ro1">
          <table:table-cell office:value-type="float" office:value="0.0218530651181936" calcext:value-type="float">
            <text:p>0.021853065118194</text:p>
          </table:table-cell>
          <table:table-cell office:value-type="float" office:value="0.0210256408900022" calcext:value-type="float">
            <text:p>0.021025640890002</text:p>
          </table:table-cell>
        </table:table-row>
        <table:table-row table:style-name="ro1">
          <table:table-cell office:value-type="float" office:value="0.00866587087512016" calcext:value-type="float">
            <text:p>0.00866587087512</text:p>
          </table:table-cell>
          <table:table-cell office:value-type="float" office:value="0.0122893257066608" calcext:value-type="float">
            <text:p>0.012289325706661</text:p>
          </table:table-cell>
        </table:table-row>
        <table:table-row table:style-name="ro1">
          <table:table-cell office:value-type="float" office:value="0.00847748201340437" calcext:value-type="float">
            <text:p>0.008477482013404</text:p>
          </table:table-cell>
          <table:table-cell office:value-type="float" office:value="0.0000691642708261497" calcext:value-type="float">
            <text:p>6.91642708261497E-05</text:p>
          </table:table-cell>
        </table:table-row>
        <table:table-row table:style-name="ro1">
          <table:table-cell office:value-type="float" office:value="0.00659359712153673" calcext:value-type="float">
            <text:p>0.006593597121537</text:p>
          </table:table-cell>
          <table:table-cell office:value-type="float" office:value="0.000698171905241907" calcext:value-type="float">
            <text:p>0.000698171905242</text:p>
          </table:table-cell>
        </table:table-row>
        <table:table-row table:style-name="ro1">
          <table:table-cell office:value-type="float" office:value="0.0137523598968983" calcext:value-type="float">
            <text:p>0.013752359896898</text:p>
          </table:table-cell>
          <table:table-cell office:value-type="float" office:value="0.00760239269584417" calcext:value-type="float">
            <text:p>0.007602392695844</text:p>
          </table:table-cell>
        </table:table-row>
        <table:table-row table:style-name="ro1">
          <table:table-cell office:value-type="float" office:value="0.0154478559270501" calcext:value-type="float">
            <text:p>0.01544785592705</text:p>
          </table:table-cell>
          <table:table-cell office:value-type="float" office:value="0.0265507195144892" calcext:value-type="float">
            <text:p>0.026550719514489</text:p>
          </table:table-cell>
        </table:table-row>
        <table:table-row table:style-name="ro1">
          <table:table-cell office:value-type="float" office:value="0.0261860005557537" calcext:value-type="float">
            <text:p>0.026186000555754</text:p>
          </table:table-cell>
          <table:table-cell office:value-type="float" office:value="0.0213506314903498" calcext:value-type="float">
            <text:p>0.02135063149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5T22:34:46.858767253</dc:date>
    <meta:editing-duration>PT2M35S</meta:editing-duration>
    <meta:editing-cycles>1</meta:editing-cycles>
    <meta:document-statistic meta:table-count="1" meta:cell-count="218" meta:object-count="1"/>
    <meta:generator>LibreOffice/6.2.3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stroke-dash="Fine_20_Dashed" svg:stroke-color="#b3b3b3" draw:fill="solid" draw:fill-color="#ffffff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-dash="Ultrafine_20_2_20_Dots_20_3_20_Dashes" svg:stroke-width="0.0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94cm" svg:height="18.471cm" xlink:href=".." xlink:type="simple" chart:class="chart:line" chart:style-name="ch1">
        <chart:legend chart:legend-position="top" svg:x="12.451cm" svg:y="0.185cm" style:legend-expansion="wide" chart:style-name="ch2"/>
        <chart:plot-area chart:style-name="ch3" table:cell-range-address="'training-output'.A1:'training-output'.B109" chart:data-source-has-labels="row" svg:x="0.658cm" svg:y="1.311cm" svg:width="31.624cm" svg:height="16.791cm">
          <chartooo:coordinate-region svg:x="1.676cm" svg:y="1.51cm" svg:width="30.606cm" svg:height="16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aining-output'.A2:'training-output'.A109" chart:label-cell-address="'training-output'.A1:'training-output'.A1" chart:class="chart:line">
            <chart:data-point chart:repeated="108"/>
          </chart:series>
          <chart:series chart:style-name="ch7" chart:values-cell-range-address="'training-output'.B2:'training-output'.B109" chart:label-cell-address="'training-output'.B1:'training-output'.B1" chart:class="chart:line">
            <chart:data-point chart:repeated="1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'training-output'.A1:'training-output'.A1</svg:desc>
                </draw:g>
              </table:table-cell>
              <table:table-cell office:value-type="string">
                <text:p>PREVISÃO</text:p>
                <draw:g>
                  <svg:desc>'training-output'.B1:'training-outpu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3551238104701">
                <text:p>0.0133551238104701</text:p>
                <draw:g>
                  <svg:desc>'training-output'.A2:'training-output'.A109</svg:desc>
                </draw:g>
              </table:table-cell>
              <table:table-cell office:value-type="float" office:value="0.0288724172860384">
                <text:p>0.0288724172860384</text:p>
                <draw:g>
                  <svg:desc>'training-output'.B2:'training-output'.B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3148783445358">
                <text:p>0.0233148783445358</text:p>
              </table:table-cell>
              <table:table-cell office:value-type="float" office:value="0.0622011907398701">
                <text:p>0.0622011907398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1941391527653">
                <text:p>0.0531941391527653</text:p>
              </table:table-cell>
              <table:table-cell office:value-type="float" office:value="0.039832815527916">
                <text:p>0.039832815527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90794458985329">
                <text:p>0.0590794458985329</text:p>
              </table:table-cell>
              <table:table-cell office:value-type="float" office:value="0.0564651675522327">
                <text:p>0.0564651675522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0995709598064">
                <text:p>0.0540995709598064</text:p>
              </table:table-cell>
              <table:table-cell office:value-type="float" office:value="0.0375680103898048">
                <text:p>0.0375680103898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7675942480564">
                <text:p>0.0237675942480564</text:p>
              </table:table-cell>
              <table:table-cell office:value-type="float" office:value="0.0545035824179649">
                <text:p>0.0545035824179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638827458024">
                <text:p>0.010638827458024</text:p>
              </table:table-cell>
              <table:table-cell office:value-type="float" office:value="0.00382429757155478">
                <text:p>0.00382429757155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953704405576">
                <text:p>0.0033953704405576</text:p>
              </table:table-cell>
              <table:table-cell office:value-type="float" office:value="0.000264027679804713">
                <text:p>0.000264027679804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3953704405576">
                <text:p>0.0033953704405576</text:p>
              </table:table-cell>
              <table:table-cell office:value-type="float" office:value="-0.00385975884273648">
                <text:p>-0.00385975884273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7907408811152">
                <text:p>0.0067907408811152</text:p>
              </table:table-cell>
              <table:table-cell office:value-type="float" office:value="0.0316435359418392">
                <text:p>0.0316435359418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1428403258324">
                <text:p>0.0321428403258324</text:p>
              </table:table-cell>
              <table:table-cell office:value-type="float" office:value="0.0097077451646328">
                <text:p>0.0097077451646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7212981879711">
                <text:p>0.0577212981879711</text:p>
              </table:table-cell>
              <table:table-cell office:value-type="float" office:value="0.0272127818316221">
                <text:p>0.0272127818316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1330593824387">
                <text:p>0.241330593824387</text:p>
              </table:table-cell>
              <table:table-cell office:value-type="float" office:value="0.100213952362537">
                <text:p>0.100213952362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875484585762">
                <text:p>0.41875484585762</text:p>
              </table:table-cell>
              <table:table-cell office:value-type="float" office:value="0.292710423469543">
                <text:p>0.292710423469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5111064910889">
                <text:p>0.415111064910889</text:p>
              </table:table-cell>
              <table:table-cell office:value-type="float" office:value="0.407520353794098">
                <text:p>0.407520353794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4521993398666">
                <text:p>0.194521993398666</text:p>
              </table:table-cell>
              <table:table-cell office:value-type="float" office:value="0.272345811128616">
                <text:p>0.272345811128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7631765305996">
                <text:p>0.107631765305996</text:p>
              </table:table-cell>
              <table:table-cell office:value-type="float" office:value="0.0365173406898975">
                <text:p>0.0365173406898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0436598360539">
                <text:p>0.0420436598360539</text:p>
              </table:table-cell>
              <table:table-cell office:value-type="float" office:value="0.0301078855991364">
                <text:p>0.0301078855991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2116420641541">
                <text:p>0.0112116420641541</text:p>
              </table:table-cell>
              <table:table-cell office:value-type="float" office:value="0.000543642323464155">
                <text:p>0.000543642323464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2423283662647">
                <text:p>0.0022423283662647</text:p>
              </table:table-cell>
              <table:table-cell office:value-type="float" office:value="-0.00664594443514943">
                <text:p>-0.00664594443514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52261944115162">
                <text:p>0.00252261944115162</text:p>
              </table:table-cell>
              <table:table-cell office:value-type="float" office:value="-0.00311208958737552">
                <text:p>-0.00311208958737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4919329062104">
                <text:p>0.0114919329062104</text:p>
              </table:table-cell>
              <table:table-cell office:value-type="float" office:value="0.00457386439666152">
                <text:p>0.00457386439666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6583360880613">
                <text:p>0.0176583360880613</text:p>
              </table:table-cell>
              <table:table-cell office:value-type="float" office:value="0.00640054931864142">
                <text:p>0.00640054931864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0597921609879">
                <text:p>0.0190597921609879</text:p>
              </table:table-cell>
              <table:table-cell office:value-type="float" office:value="0.00147381494753063">
                <text:p>0.00147381494753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9991855025291">
                <text:p>0.149991855025291</text:p>
              </table:table-cell>
              <table:table-cell office:value-type="float" office:value="0.0587046630680561">
                <text:p>0.0587046630680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1404266953468">
                <text:p>0.161404266953468</text:p>
              </table:table-cell>
              <table:table-cell office:value-type="float" office:value="0.180057689547539">
                <text:p>0.180057689547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2004240751266">
                <text:p>0.122004240751266</text:p>
              </table:table-cell>
              <table:table-cell office:value-type="float" office:value="0.150985434651375">
                <text:p>0.150985434651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6787674129009">
                <text:p>0.106787674129009</text:p>
              </table:table-cell>
              <table:table-cell office:value-type="float" office:value="0.0893643200397492">
                <text:p>0.0893643200397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6082818210125">
                <text:p>0.076082818210125</text:p>
              </table:table-cell>
              <table:table-cell office:value-type="float" office:value="0.095299482345581">
                <text:p>0.095299482345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50524410605431">
                <text:p>0.0350524410605431</text:p>
              </table:table-cell>
              <table:table-cell office:value-type="float" office:value="0.0345180481672287">
                <text:p>0.03451804816722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79310923442245">
                <text:p>0.00679310923442245</text:p>
              </table:table-cell>
              <table:table-cell office:value-type="float" office:value="0.00313526764512062">
                <text:p>0.00313526764512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16276294365525">
                <text:p>0.00516276294365525</text:p>
              </table:table-cell>
              <table:table-cell office:value-type="float" office:value="-0.00766807002946734">
                <text:p>-0.00766807002946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97793608903885">
                <text:p>0.00597793608903885</text:p>
              </table:table-cell>
              <table:table-cell office:value-type="float" office:value="-0.00183590175583959">
                <text:p>-0.00183590175583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03255258873105">
                <text:p>0.0103255258873105</text:p>
              </table:table-cell>
              <table:table-cell office:value-type="float" office:value="-0.00658203568309546">
                <text:p>-0.006582035683095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5972504243255">
                <text:p>0.0105972504243255</text:p>
              </table:table-cell>
              <table:table-cell office:value-type="float" office:value="0.00854318961501122">
                <text:p>0.00854318961501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05972504243255">
                <text:p>0.0105972504243255</text:p>
              </table:table-cell>
              <table:table-cell office:value-type="float" office:value="-0.0192888025194407">
                <text:p>-0.0192888025194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1436560600996">
                <text:p>0.0201436560600996</text:p>
              </table:table-cell>
              <table:table-cell office:value-type="float" office:value="0.0396992266178131">
                <text:p>0.0396992266178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82883199304342">
                <text:p>0.0182883199304342</text:p>
              </table:table-cell>
              <table:table-cell office:value-type="float" office:value="0.0573315769433975">
                <text:p>0.0573315769433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20708192884922">
                <text:p>0.0320708192884922</text:p>
              </table:table-cell>
              <table:table-cell office:value-type="float" office:value="0.022234782576561">
                <text:p>0.022234782576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49863506853581">
                <text:p>0.0349863506853581</text:p>
              </table:table-cell>
              <table:table-cell office:value-type="float" office:value="0.046462494879961">
                <text:p>0.046462494879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42630350589752">
                <text:p>0.0442630350589752</text:p>
              </table:table-cell>
              <table:table-cell office:value-type="float" office:value="0.0356392972171307">
                <text:p>0.0356392972171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7973707318306">
                <text:p>0.047973707318306</text:p>
              </table:table-cell>
              <table:table-cell office:value-type="float" office:value="0.0294995494186878">
                <text:p>0.0294995494186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31310145556927">
                <text:p>0.0331310145556927</text:p>
              </table:table-cell>
              <table:table-cell office:value-type="float" office:value="0.0316165164113045">
                <text:p>0.0316165164113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7941367775202">
                <text:p>0.0227941367775202</text:p>
              </table:table-cell>
              <table:table-cell office:value-type="float" office:value="0.00743292737752199">
                <text:p>0.00743292737752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73394523561">
                <text:p>0.02173394523561</text:p>
              </table:table-cell>
              <table:table-cell office:value-type="float" office:value="0.000790191523265094">
                <text:p>0.000790191523265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6621162742376">
                <text:p>0.0116621162742376</text:p>
              </table:table-cell>
              <table:table-cell office:value-type="float" office:value="0.0119431577622891">
                <text:p>0.01194315776228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79018783569336">
                <text:p>0.0379018783569336</text:p>
              </table:table-cell>
              <table:table-cell office:value-type="float" office:value="-0.00742001086473465">
                <text:p>-0.00742001086473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20212554931641">
                <text:p>0.0620212554931641</text:p>
              </table:table-cell>
              <table:table-cell office:value-type="float" office:value="0.0267036557197571">
                <text:p>0.0267036557197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35041978955269">
                <text:p>0.0935041978955269</text:p>
              </table:table-cell>
              <table:table-cell office:value-type="float" office:value="0.0931642279028893">
                <text:p>0.0931642279028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65699106454849">
                <text:p>0.0965699106454849</text:p>
              </table:table-cell>
              <table:table-cell office:value-type="float" office:value="0.110094204545021">
                <text:p>0.110094204545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693499237299">
                <text:p>0.11693499237299</text:p>
              </table:table-cell>
              <table:table-cell office:value-type="float" office:value="0.107502117753029">
                <text:p>0.1075021177530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4088259637356">
                <text:p>0.114088259637356</text:p>
              </table:table-cell>
              <table:table-cell office:value-type="float" office:value="0.121248081326485">
                <text:p>0.1212480813264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8686652481556">
                <text:p>0.088686652481556</text:p>
              </table:table-cell>
              <table:table-cell office:value-type="float" office:value="0.0790519565343857">
                <text:p>0.0790519565343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05111871659756">
                <text:p>0.0405111871659756</text:p>
              </table:table-cell>
              <table:table-cell office:value-type="float" office:value="0.0395259335637093">
                <text:p>0.0395259335637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29197835922241">
                <text:p>0.0129197835922241</text:p>
              </table:table-cell>
              <table:table-cell office:value-type="float" office:value="0.00289837922900915">
                <text:p>0.002898379229009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03652589395642">
                <text:p>0.00503652589395642</text:p>
              </table:table-cell>
              <table:table-cell office:value-type="float" office:value="-0.00369381834752858">
                <text:p>-0.00369381834752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53285567648709">
                <text:p>0.00153285567648709</text:p>
              </table:table-cell>
              <table:table-cell office:value-type="float" office:value="-0.00342731410637498">
                <text:p>-0.00342731410637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72264953330159">
                <text:p>0.00372264953330159</text:p>
              </table:table-cell>
              <table:table-cell office:value-type="float" office:value="-0.00519174197688699">
                <text:p>-0.005191741976886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62044744938612">
                <text:p>0.0162044744938612</text:p>
              </table:table-cell>
              <table:table-cell office:value-type="float" office:value="0.0213546399027109">
                <text:p>0.0213546399027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5475363135338">
                <text:p>0.0155475363135338</text:p>
              </table:table-cell>
              <table:table-cell office:value-type="float" office:value="0.00426461128517985">
                <text:p>0.004264611285179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0695068240166">
                <text:p>0.0590695068240166</text:p>
              </table:table-cell>
              <table:table-cell office:value-type="float" office:value="0.0511302724480629">
                <text:p>0.05113027244806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2819862067699">
                <text:p>0.0592819862067699</text:p>
              </table:table-cell>
              <table:table-cell office:value-type="float" office:value="0.0788139402866364">
                <text:p>0.0788139402866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47661846876144">
                <text:p>0.0947661846876144</text:p>
              </table:table-cell>
              <table:table-cell office:value-type="float" office:value="0.0524106472730637">
                <text:p>0.0524106472730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0277242958546">
                <text:p>0.110277242958546</text:p>
              </table:table-cell>
              <table:table-cell office:value-type="float" office:value="0.0973347425460815">
                <text:p>0.0973347425460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0541065335274">
                <text:p>0.230541065335274</text:p>
              </table:table-cell>
              <table:table-cell office:value-type="float" office:value="0.115021236240864">
                <text:p>0.115021236240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5694297552109">
                <text:p>0.195694297552109</text:p>
              </table:table-cell>
              <table:table-cell office:value-type="float" office:value="0.170004174113274">
                <text:p>0.170004174113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2627955377102">
                <text:p>0.102627955377102</text:p>
              </table:table-cell>
              <table:table-cell office:value-type="float" office:value="0.0888256803154946">
                <text:p>0.08882568031549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84186369180679">
                <text:p>0.0684186369180679</text:p>
              </table:table-cell>
              <table:table-cell office:value-type="float" office:value="0.0172202400863171">
                <text:p>0.0172202400863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99194280803204">
                <text:p>0.0599194280803204</text:p>
              </table:table-cell>
              <table:table-cell office:value-type="float" office:value="0.0159092675894499">
                <text:p>0.0159092675894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88838835060596">
                <text:p>0.0388838835060596</text:p>
              </table:table-cell>
              <table:table-cell office:value-type="float" office:value="0.0190324354916811">
                <text:p>0.01903243549168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0592397153378">
                <text:p>0.0350592397153378</text:p>
              </table:table-cell>
              <table:table-cell office:value-type="float" office:value="0.0327243953943253">
                <text:p>0.0327243953943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8988938629627">
                <text:p>0.0118988938629627</text:p>
              </table:table-cell>
              <table:table-cell office:value-type="float" office:value="-0.0033151286188513">
                <text:p>-0.00331512861885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6032139658928">
                <text:p>0.146032139658928</text:p>
              </table:table-cell>
              <table:table-cell office:value-type="float" office:value="0.0374898239970207">
                <text:p>0.0374898239970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7378029823303">
                <text:p>0.207378029823303</text:p>
              </table:table-cell>
              <table:table-cell office:value-type="float" office:value="0.176186203956604">
                <text:p>0.1761862039566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0510596036911">
                <text:p>0.20510596036911</text:p>
              </table:table-cell>
              <table:table-cell office:value-type="float" office:value="0.20025908946991">
                <text:p>0.20025908946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1730080842972">
                <text:p>0.161730080842972</text:p>
              </table:table-cell>
              <table:table-cell office:value-type="float" office:value="0.139395520091057">
                <text:p>0.1393955200910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7734536528587">
                <text:p>0.117734536528587</text:p>
              </table:table-cell>
              <table:table-cell office:value-type="float" office:value="0.0900895595550537">
                <text:p>0.0900895595550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14314025640488">
                <text:p>0.0514314025640488</text:p>
              </table:table-cell>
              <table:table-cell office:value-type="float" office:value="0.058410044759512">
                <text:p>0.058410044759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87107042968273">
                <text:p>0.0287107042968273</text:p>
              </table:table-cell>
              <table:table-cell office:value-type="float" office:value="0.000972799782175571">
                <text:p>0.0009727997821755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56979393213987">
                <text:p>0.0156979393213987</text:p>
              </table:table-cell>
              <table:table-cell office:value-type="float" office:value="0.00472027715295553">
                <text:p>0.00472027715295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46862513571978">
                <text:p>0.00846862513571978</text:p>
              </table:table-cell>
              <table:table-cell office:value-type="float" office:value="0.0020277623552829">
                <text:p>0.00202776235528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7962166965008">
                <text:p>0.0187962166965008</text:p>
              </table:table-cell>
              <table:table-cell office:value-type="float" office:value="-0.00884144380688667">
                <text:p>-0.00884144380688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1338050216436">
                <text:p>0.0231338050216436</text:p>
              </table:table-cell>
              <table:table-cell office:value-type="float" office:value="-0.000957288546487689">
                <text:p>-0.000957288546487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11893261969089">
                <text:p>0.0311893261969089</text:p>
              </table:table-cell>
              <table:table-cell office:value-type="float" office:value="0.0028033999260515">
                <text:p>0.0028033999260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79673051834107">
                <text:p>0.0579673051834107</text:p>
              </table:table-cell>
              <table:table-cell office:value-type="float" office:value="0.0745537579059601">
                <text:p>0.07455375790596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488399118185">
                <text:p>0.10488399118185</text:p>
              </table:table-cell>
              <table:table-cell office:value-type="float" office:value="0.08778365701437">
                <text:p>0.08778365701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3301692306995">
                <text:p>0.123301692306995</text:p>
              </table:table-cell>
              <table:table-cell office:value-type="float" office:value="0.126962900161743">
                <text:p>0.126962900161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532167673111">
                <text:p>0.13532167673111</text:p>
              </table:table-cell>
              <table:table-cell office:value-type="float" office:value="0.124846465885639">
                <text:p>0.124846465885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35582241415978">
                <text:p>0.0835582241415978</text:p>
              </table:table-cell>
              <table:table-cell office:value-type="float" office:value="0.100649110972881">
                <text:p>0.100649110972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32331413030625">
                <text:p>0.0432331413030625</text:p>
              </table:table-cell>
              <table:table-cell office:value-type="float" office:value="0.0267338193953037">
                <text:p>0.0267338193953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7648116797209">
                <text:p>0.0137648116797209</text:p>
              </table:table-cell>
              <table:table-cell office:value-type="float" office:value="0.00734530668705702">
                <text:p>0.00734530668705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989329174161">
                <text:p>0.012989329174161</text:p>
              </table:table-cell>
              <table:table-cell office:value-type="float" office:value="-0.00963736791163683">
                <text:p>-0.009637367911636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69352945685387">
                <text:p>0.00969352945685387</text:p>
              </table:table-cell>
              <table:table-cell office:value-type="float" office:value="-0.00167794188018888">
                <text:p>-0.001677941880188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11191757768393">
                <text:p>0.00911191757768393</text:p>
              </table:table-cell>
              <table:table-cell office:value-type="float" office:value="-0.00891609862446785">
                <text:p>-0.00891609862446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9280354380608">
                <text:p>0.0149280354380608</text:p>
              </table:table-cell>
              <table:table-cell office:value-type="float" office:value="0.00797156430780888">
                <text:p>0.007971564307808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1831998005509">
                <text:p>0.0131831998005509</text:p>
              </table:table-cell>
              <table:table-cell office:value-type="float" office:value="0.00284755998291075">
                <text:p>0.002847559982910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881495654583">
                <text:p>0.027881495654583</text:p>
              </table:table-cell>
              <table:table-cell office:value-type="float" office:value="0.0227210018783808">
                <text:p>0.0227210018783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65473665297031">
                <text:p>0.0365473665297031</text:p>
              </table:table-cell>
              <table:table-cell office:value-type="float" office:value="0.0560626983642578">
                <text:p>0.05606269836425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95769926160574">
                <text:p>0.0295769926160574</text:p>
              </table:table-cell>
              <table:table-cell office:value-type="float" office:value="0.0476829744875431">
                <text:p>0.04768297448754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18530651181936">
                <text:p>0.0218530651181936</text:p>
              </table:table-cell>
              <table:table-cell office:value-type="float" office:value="0.0400388613343239">
                <text:p>0.0400388613343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12878994643688">
                <text:p>0.0212878994643688</text:p>
              </table:table-cell>
              <table:table-cell office:value-type="float" office:value="0.0511791035532951">
                <text:p>0.05117910355329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18530651181936">
                <text:p>0.0218530651181936</text:p>
              </table:table-cell>
              <table:table-cell office:value-type="float" office:value="0.0210256408900022">
                <text:p>0.02102564089000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866587087512016">
                <text:p>0.00866587087512016</text:p>
              </table:table-cell>
              <table:table-cell office:value-type="float" office:value="0.0122893257066608">
                <text:p>0.0122893257066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847748201340437">
                <text:p>0.00847748201340437</text:p>
              </table:table-cell>
              <table:table-cell office:value-type="float" office:value="0.0000691642708261497">
                <text:p>0.0000691642708261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659359712153673">
                <text:p>0.00659359712153673</text:p>
              </table:table-cell>
              <table:table-cell office:value-type="float" office:value="0.000698171905241907">
                <text:p>0.0006981719052419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7523598968983">
                <text:p>0.0137523598968983</text:p>
              </table:table-cell>
              <table:table-cell office:value-type="float" office:value="0.00760239269584417">
                <text:p>0.007602392695844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54478559270501">
                <text:p>0.0154478559270501</text:p>
              </table:table-cell>
              <table:table-cell office:value-type="float" office:value="0.0265507195144892">
                <text:p>0.02655071951448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61860005557537">
                <text:p>0.0261860005557537</text:p>
              </table:table-cell>
              <table:table-cell office:value-type="float" office:value="0.0213506314903498">
                <text:p>0.0213506314903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